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" fo:font-size="13pt"/>
    </style:style>
    <style:style style:name="P2" style:family="paragraph" style:parent-style-name="Standard">
      <style:paragraph-properties>
        <style:tab-stops>
          <style:tab-stop style:position="1cm"/>
        </style:tab-stops>
      </style:paragraph-properties>
      <style:text-properties fo:color="#000000" style:font-name="Times" fo:font-size="13pt"/>
    </style:style>
    <style:style style:name="P3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/>
    </style:style>
    <style:style style:name="P4" style:family="paragraph" style:parent-style-name="Standard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/>
    </style:style>
    <style:style style:name="P5" style:family="paragraph" style:parent-style-name="Standard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" fo:font-size="13pt"/>
    </style:style>
    <style:style style:name="P6" style:family="paragraph" style:parent-style-name="Standard">
      <style:text-properties fo:color="#000000" style:font-name="Times" fo:font-size="14pt" style:text-underline-style="solid" style:text-underline-width="auto" style:text-underline-color="#000000" fo:font-weight="bold"/>
    </style:style>
    <style:style style:name="P7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/>
    </style:style>
    <style:style style:name="P8" style:family="paragraph" style:parent-style-name="Standard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" fo:font-size="13pt"/>
    </style:style>
    <style:style style:name="T1" style:family="text">
      <style:text-properties officeooo:rsid="001ceb7c"/>
    </style:style>
    <text:list-style style:name="L1">
      <text:list-level-style-bullet text:level="1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imeline:</text:p>
      <text:p text:style-name="P1"/>
      <text:p text:style-name="P1">04/01/2016</text:p>
      <text:list xml:id="list2012740356339693802" text:style-name="L1">
        <text:list-item>
          <text:p text:style-name="P7">Découverte du framework (Équipe)</text:p>
        </text:list-item>
        <text:list-item>
          <text:p text:style-name="P7"><text:a xlink:type="simple" xlink:href="https://github.com/DamienCassou/lille-game-framework/pull/67">#67</text:a> Factorisation de codes dans la création de polygone : IntersectTools.java (Aymeric, Charles, Kevin)</text:p>
        </text:list-item>
        <text:list-item>
          <text:p text:style-name="P7">Instanceof dans GameUniverseDefaultImpl.java (tentative) (Jérémy, Pierre)</text:p>
        </text:list-item>
        <text:list-item>
          <text:p text:style-name="P7">Création du journal de bord (Équipe)</text:p>
        </text:list-item>
      </text:list>
      <text:p text:style-name="P1"/>
      <text:p text:style-name="P1">05/01/2016</text:p>
      <text:list xml:id="list224746912501592" text:style-name="L1">
        <text:list-item>
          <text:p text:style-name="P7"><text:a xlink:type="simple" xlink:href="https://github.com/DamienCassou/lille-game-framework/pull/70">#70</text:a> Suppression duplication reverseParameters qui ressemble à la méthode applySpecificOverlapRule (Aymeric)</text:p>
        </text:list-item>
        <text:list-item>
          <text:p text:style-name="P7">Recherche icônes à utiliser pour notre jeu (Équipe)</text:p>
        </text:list-item>
        <text:list-item>
          <text:p text:style-name="P7">Début d’écriture du code pour la fenêtre graphique pour notre projet de jeu Bomberman (Charles, Kévin, Jérémy, Pierre)</text:p>
        </text:list-item>
        <text:list-item>
          <text:p text:style-name="P7">Finalisation fenêtre graphique pour notre jeu (Kévin)</text:p>
        </text:list-item>
        <text:list-item>
          <text:p text:style-name="P7">Adaptation des icônes en format .gif avec fond en transparence (Kévin)</text:p>
        </text:list-item>
        <text:list-item>
          <text:p text:style-name="P7">Première implémentation de la classe Player (Charles)</text:p>
        </text:list-item>
        <text:list-item>
          <text:p text:style-name="P7"><text:a xlink:type="simple" xlink:href="https://github.com/DamienCassou/lille-game-framework/pull/72">#72</text:a> Suppression de « instanceof » dans les fonctions addOverlappable et removeOverlappable (Jérémy)</text:p>
        </text:list-item>
      </text:list>
      <text:p text:style-name="P1"/>
      <text:p text:style-name="P1">06/01/2016</text:p>
      <text:list xml:id="list224746075475594" text:style-name="L1">
        <text:list-item>
          <text:p text:style-name="P7"><text:a xlink:type="simple" xlink:href="https://github.com/DamienCassou/lille-game-framework/pull/74">#74</text:a> Amélioration de l'héritage de tests dans MoveStrategyKeybordTest (Aymeric)</text:p>
        </text:list-item>
        <text:list-item>
          <text:p text:style-name="P7"><text:a xlink:type="simple" xlink:href="https://github.com/DamienCassou/lille-game-framework/pull/70">#70</text:a> Création d'une sous méthode applySpecificOverlapRuleAndTryToReverse… et ajout d'une documentation sur celle-ci (Aymeric)</text:p>
        </text:list-item>
        <text:list-item>
          <text:p text:style-name="P7"><text:a xlink:type="simple" xlink:href="https://github.com/DamienCassou/lille-game-framework/pull/77">#77</text:a> Création de tests pour les méthodes getDriver et setSpeedVector de la classe GameMovable (Charles)</text:p>
        </text:list-item>
      </text:list>
      <text:p text:style-name="P1"/>
      <text:p text:style-name="P1">07/01/2016</text:p>
      <text:list xml:id="list224747386637905" text:style-name="L1">
        <text:list-item>
          <text:p text:style-name="P7"><text:a xlink:type="simple" xlink:href="https://github.com/DamienCassou/lille-game-framework/pull/78">#78</text:a> Amélioration et création de tests (utilisation des getters et vérifications lors de la création d’objets) pour la classe GameConfiguration (Charles)</text:p>
        </text:list-item>
        <text:list-item>
          <text:p text:style-name="P7"><text:a xlink:type="simple" xlink:href="https://github.com/DamienCassou/lille-game-framework/pull/70">#70</text:a> Renomage de la méthode applySpecificOverlapRuleAndTryToReverse…, suppression des méthodes applySpecificOverlapRule et reverseParameters, et fusion de l'ensemble des commits (Aymeric)</text:p>
        </text:list-item>
        <text:list-item>
          <text:p text:style-name="P7"><text:a xlink:type="simple" xlink:href="https://github.com/DamienCassou/lille-game-framework/pull/74">#74</text:a> Séparation en 2 commit du commit initial (Aymeric)</text:p>
        </text:list-item>
        <text:list-item>
          <text:p text:style-name="P7"><text:a xlink:type="simple" xlink:href="https://github.com/DamienCassou/lille-game-framework/pull/72">#72</text:a> Fusion de l'ensemble des commits (Jérémy, Aymeric)</text:p>
        </text:list-item>
        <text:list-item>
          <text:p text:style-name="P7">Corrections des pull request envoyés (Charles, Jérémy)</text:p>
        </text:list-item>
      </text:list>
      <text:p text:style-name="P1"/>
      <text:p text:style-name="P1">08/01/2016</text:p>
      <text:list xml:id="list224746945285859" text:style-name="L1">
        <text:list-item>
          <text:p text:style-name="P7"><text:a xlink:type="simple" xlink:href="https://github.com/DamienCassou/lille-game-framework/pull/74">#74</text:a> Déplacement d'un des 2 commit sur une nouvelle branche (Aymeric)</text:p>
        </text:list-item>
        <text:list-item>
          <text:p text:style-name="P7"><text:a xlink:type="simple" xlink:href="https://github.com/DamienCassou/lille-game-framework/pull/83">#83</text:a> Fixation de bug dans MoveStrategyKeyboard8Dir mis en évidence dans le pull request <text:a xlink:type="simple" xlink:href="https://github.com/DamienCassou/lille-game-framework/pull/74">#74</text:a> (Aymeric)</text:p>
        </text:list-item>
        <text:list-item>
          <text:p text:style-name="P7">Correction du pull request envoyé (Jérémy)</text:p>
        </text:list-item>
      </text:list>
      <text:p text:style-name="P1"/>
      <text:p text:style-name="P1">09/01/2016</text:p>
      <text:list xml:id="list224746465297376" text:style-name="L1">
        <text:list-item>
          <text:p text:style-name="P7"><text:soft-page-break/><text:a xlink:type="simple" xlink:href="https://github.com/DamienCassou/lille-game-framework/pull/78">#78</text:a> Supprimer un commit et diviser le commit restant en 2 (Charles, Aymeric)</text:p>
        </text:list-item>
      </text:list>
      <text:p text:style-name="P2"/>
      <text:p text:style-name="P2">10/01/2016</text:p>
      <text:list xml:id="list224746378577771" text:style-name="L1">
        <text:list-item>
          <text:p text:style-name="P7">Création et écriture de tests dans notre jeu (Charles)</text:p>
        </text:list-item>
        <text:list-item>
          <text:p text:style-name="P7">Corrections des pull request envoyés (Charles)</text:p>
        </text:list-item>
        <text:list-item>
          <text:p text:style-name="P7">Création de la classe Box pour la représentation des boites pour notre jeu, fix de différents problèmes sur la classe Player (Kévin)</text:p>
        </text:list-item>
        <text:list-item>
          <text:p text:style-name="P7">Ajout génération aléatoire des boxes dans la classe Levels à chaque instance de Levels (Kévin)</text:p>
        </text:list-item>
        <text:list-item>
          <text:p text:style-name="P7">Recherche sprite pour l’herbe dans notre jeu + Création de la classe Grass (Kévin)</text:p>
        </text:list-item>
        <text:list-item>
          <text:p text:style-name="P7"><text:a xlink:type="simple" xlink:href="https://github.com/DamienCassou/lille-game-framework/pull/83">#83</text:a> Ajout du test mettant en évidence le bug (Aymeric)</text:p>
        </text:list-item>
      </text:list>
      <text:p text:style-name="P2"/>
      <text:p text:style-name="P2">11/01/2016</text:p>
      <text:list xml:id="list224747141546184" text:style-name="L1">
        <text:list-item>
          <text:p text:style-name="P7">Création d’une classe Bomb et de ses tests (Charles)</text:p>
        </text:list-item>
        <text:list-item>
          <text:p text:style-name="P7">Ajout et correction de fonctions dans les classes Player, Levels, Grass et Box ainsi que leurs tests (Charles)</text:p>
        </text:list-item>
        <text:list-item>
          <text:p text:style-name="P7">Changement de l’arborescence du projet (Aymeric)</text:p>
        </text:list-item>
        <text:list-item>
          <text:p text:style-name="P7">Etude des classes bombe et grass pour améliorations futures (puissance des bombes, background image pour grass) (Jérémy)</text:p>
        </text:list-item>
      </text:list>
      <text:p text:style-name="P2"/>
      <text:p text:style-name="P2">12/01/2016</text:p>
      <text:list xml:id="list224746964218663" text:style-name="L1">
        <text:list-item>
          <text:p text:style-name="P7">Correction des tests qui ne passait pas (Exception : NullPointerException) pour la classe Bomb (Kévin)</text:p>
        </text:list-item>
        <text:list-item>
          <text:p text:style-name="P7"><text:a xlink:type="simple" xlink:href="https://github.com/DamienCassou/lille-game-framework/pull/74">#74</text:a> Résolution des conflits (Aymeric)</text:p>
        </text:list-item>
      </text:list>
      <text:p text:style-name="P3"/>
      <text:p text:style-name="P3">13/01/2016</text:p>
      <text:list xml:id="list224747279147967" text:style-name="L1">
        <text:list-item>
          <text:p text:style-name="P7"><text:a xlink:type="simple" xlink:href="https://github.com/DamienCassou/lille-game-framework/pull/87">#87</text:a> ajout d'un test sur le déplacement dans MoveStrategyKeyboardTest et correction du bug (Aymeric)</text:p>
        </text:list-item>
        <text:list-item>
          <text:p text:style-name="P7">Travail sur la recherche de tests dans la classe GameData.java. On a remarqué que les tests n’étaient pas faisable. (Charles, Aymeric, Kévin)</text:p>
        </text:list-item>
      </text:list>
      <text:p text:style-name="P4"/>
      <text:p text:style-name="P4">15/01/2016</text:p>
      <text:list xml:id="list224748046226327" text:style-name="L1">
        <text:list-item>
          <text:p text:style-name="P7">Recherche autre sprite flamme pour la classe BombExplosion (Kévin, Jeremy, Pierre)</text:p>
        </text:list-item>
        <text:list-item>
          <text:p text:style-name="P7">Création de la classe BombExplosion et de sa classe de test (Kévin)</text:p>
        </text:list-item>
        <text:list-item>
          <text:p text:style-name="P7">Modification et amélioration de la classe Bomb (retirer la position à la création de la bombe car les bombes sont d'abord créées et ensuite posées à une certaine position) (Jérémy, Pierre)</text:p>
        </text:list-item>
        <text:list-item>
          <text:p text:style-name="P7">Modification de la façon de gérer les bombes utilisables (=&gt; liste de bombes , ajout d'une nouvelle bombe dans la liste quand une bombe explose) (Jérémy)</text:p>
        </text:list-item>
        <text:list-item>
          <text:p text:style-name="P7"><text:a xlink:type="simple" xlink:href="https://github.com/DamienCassou/lille-game-framework/pull/89">#89</text:a> Enlever un constructeur obsolète (Aymeric, Charles)</text:p>
        </text:list-item>
        <text:list-item>
          <text:p text:style-name="P7"><text:a xlink:type="simple" xlink:href="https://github.com/DamienCassou/lille-game-framework/pull/103">#103</text:a> Ajout de tests dans la classe Overlap.java et factorisation du code avec un @Before (Charles)</text:p>
        </text:list-item>
        <text:list-item>
          <text:p text:style-name="P7"><text:a xlink:type="simple" xlink:href="https://github.com/DamienCassou/lille-game-framework/pull/105">#105</text:a> Ajout d’un @Test manquant dans la fonction goodspeed de la classe <text:soft-page-break/>MoveStrategyStraightLineTest (Charles)</text:p>
        </text:list-item>
        <text:list-item>
          <text:p text:style-name="P7"><text:a xlink:type="simple" xlink:href="https://github.com/DamienCassou/lille-game-framework/pull/107">#107</text:a> Ajout de tests dans la classe MoveStrategyRandomTest.java qui permet d’attraper une exception (Charles)</text:p>
        </text:list-item>
        <text:list-item>
          <text:p text:style-name="P7">Importation du Framework manuellement dans Eclipse, importation du dossier ressources pour avoir les images et le son. (Kévin, Aymeric)</text:p>
        </text:list-item>
        <text:list-item>
          <text:p text:style-name="P7">Recherche du son principal du jeu (Pierre, Kévin)</text:p>
        </text:list-item>
        <text:list-item>
          <text:p text:style-name="P7">Mise en place du son du jeu dans le Main (Kévin)</text:p>
        </text:list-item>
        <text:list-item>
          <text:p text:style-name="P7">Réorganisation du Main avec création de différentes méthodes pour gérer le son (Kévin)</text:p>
        </text:list-item>
        <text:list-item>
          <text:p text:style-name="P7">Ajout des URLs pour les images dans chaque entités (Kévin)</text:p>
        </text:list-item>
        <text:list-item>
          <text:p text:style-name="P7">Modification de tous les tests pour les faire fonctionner (Kévin)</text:p>
        </text:list-item>
        <text:list-item>
          <text:p text:style-name="P7">Ajout important du GameUniverseViewPortDefaultModelImpl dans la méthode init de Level pour dessiner les images (échoué à cause de la méthode Background) (Kévin)</text:p>
        </text:list-item>
        <text:list-item>
          <text:p text:style-name="P7">Ajout classe BombermanUniverseViewPort qui implémente GameUniverseViewPortDefaultModelImpl pour Override la méthode Background. (Kévin)</text:p>
        </text:list-item>
        <text:list-item>
          <text:p text:style-name="P7">Ajout fichier Background au format PNG et redimensionnement des entités en 32*32 (Kévin)</text:p>
        </text:list-item>
        <text:list-item>
          <text:p text:style-name="P7">Fix du Bug des murs qui ne s’affichaient pas aux bons endroits (Kévin)</text:p>
        </text:list-item>
      </text:list>
      <text:p text:style-name="P4"/>
      <text:p text:style-name="P4">16/01/2016</text:p>
      <text:list xml:id="list224747019008724" text:style-name="L1">
        <text:list-item>
          <text:p text:style-name="P7">Réorganisation du projet avec Maven (Aymeric)</text:p>
        </text:list-item>
        <text:list-item>
          <text:p text:style-name="P7">Création de la classe NoMovableEntity pour mieux gérer l'héritage et éviter la duplication de code (Aymeric)</text:p>
        </text:list-item>
        <text:list-item>
          <text:p text:style-name="P7">Modification des tests et de l'héritage des tests dans le package entity (Aymeric)</text:p>
        </text:list-item>
      </text:list>
      <text:p text:style-name="P3"/>
      <text:p text:style-name="P4">17/01/2016</text:p>
      <text:list xml:id="list224748047960441" text:style-name="L1">
        <text:list-item>
          <text:p text:style-name="P7">Création de la méthode pour déposer une bombe à l’aide d’un Point en paramètre. (Charles)</text:p>
        </text:list-item>
        <text:list-item>
          <text:p text:style-name="P7">Creation de la méthode pour enlever une Box après une explosion dans la classe Levels.java (Charles)</text:p>
        </text:list-item>
        <text:list-item>
          <text:p text:style-name="P7">Création de la méthode setAlive qui définit le booléen isAlive a false quand le player se sera fait touché par une bombe. Ce booléen est a false définit la fin du jeu (Charles)</text:p>
        </text:list-item>
      </text:list>
      <text:p text:style-name="P4"/>
      <text:p text:style-name="P4">18/01/2016</text:p>
      <text:list xml:id="list224748224110803" text:style-name="L1">
        <text:list-item>
          <text:p text:style-name="P7">Modification de la méthode dropBomb dans la classe Player (Kévin)</text:p>
        </text:list-item>
        <text:list-item>
          <text:p text:style-name="P7">Mise en place MoveStrategyKeyboard, ensuite modifier par Aymeric (Kévin, Aymeric)</text:p>
        </text:list-item>
        <text:list-item>
          <text:p text:style-name="P7">Mise en place du sprite du player (Kévin)</text:p>
        </text:list-item>
        <text:list-item>
          <text:p text:style-name="P7">Création d’une méthode pour disposer les murs sur l’intérieur de la carte (Kevin)</text:p>
        </text:list-item>
        <text:list-item>
          <text:p text:style-name="P7">Factorisation de la méthode de disposition des murs sur l’intérieur de la carte (Charles)</text:p>
        </text:list-item>
        <text:list-item>
          <text:p text:style-name="P7">Création de méthodes de tests pour la classe Player (Charles)</text:p>
        </text:list-item>
        <text:list-item>
          <text:p text:style-name="P7"><text:soft-page-break/>Mise en place du déplacement et changement de sprite à chaque pas (Kévin)</text:p>
        </text:list-item>
        <text:list-item>
          <text:p text:style-name="P7"><text:a xlink:type="simple" xlink:href="https://github.com/DamienCassou/lille-game-framework/pull/112">#112</text:a> Ajout de la possibilité de changer les touches pour le déplacement (Aymeric)</text:p>
        </text:list-item>
        <text:list-item>
          <text:p text:style-name="P7">Suppression de la méthode changeSpriteDirection (équivalente a one StepAddedBehaviour) et ajout de la méthode getSpriteManager dans la classe Player.java (Charles) </text:p>
        </text:list-item>
        <text:list-item>
          <text:p text:style-name="P7">Creation et écriture des tests de la classe BombermanUniverseViewPort.java (Charles)</text:p>
        </text:list-item>
      </text:list>
      <text:p text:style-name="P2"/>
      <text:p text:style-name="P2">19/01/2016</text:p>
      <text:p text:style-name="P4"><text:tab/>•<text:tab/>Ajout d’une interface bonus ainsi que de 2 bonus pour les bombes du jeu. (Jérémy)</text:p>
      <text:p text:style-name="P4"><text:tab/>•<text:tab/>Avancement de la classe SpawnBox pour disposer des caisses sur le plateau de jeu. (Kevin)</text:p>
      <text:p text:style-name="P4"><text:tab/>•<text:tab/>Ajout des getters et setters dans la classe et de la méthode addBomb ainsi que leurs tests dans la classe Player.java. (Charles)</text:p>
      <text:p text:style-name="P4"><text:tab/>•<text:tab/>Ajout des tests pour les classes de bonus ExtraBombsBonus et RadiusBonus. (Charles)</text:p>
      <text:p text:style-name="P4"><text:tab/>•<text:tab/>Correction de tests existants et suppression d’import inutiles (Charles).</text:p>
      <text:p text:style-name="P4"><text:tab/>• <text:s/>Tentative de rassemblement des classes Bomb et BombExplosion (Jeremy)</text:p>
      <text:p text:style-name="P2"/>
      <text:p text:style-name="P2">20/01/2016</text:p>
      <text:p text:style-name="P4"><text:tab/>•<text:tab/>Suppression de la classe SpeedBonus et SpeedBonusTest, nous avons jugé que c’était trop compliqué à mettre en oeuvre via le framework (Aymeric, Kévin, Charles)</text:p>
      <text:p text:style-name="P4"><text:tab/>•<text:tab/>Correction des méthodes de test dans PlayerTest et ajout du méthode getBombsAvailable dans les tests (Charles)</text:p>
      <text:p text:style-name="P4"><text:tab/>•<text:tab/>Suppression de la méthode bombIsExploded et du booléen exploded qui nous sont inutiles. (Charles).</text:p>
      <text:p text:style-name="P4"><text:tab/>•<text:tab/>Correction des bugs lors de la génération des boxs, tout est opérationnel (Kévin)</text:p>
      <text:p text:style-name="P4"><text:tab/>•<text:tab/>Factorisation de la classe Level, suppression d’attributs inutiles (Aymeric)</text:p>
      <text:p text:style-name="P4"><text:tab/>•<text:tab/>Mise en place de la méthode drop bomb, suivant une autre stratégie (Aymeric)</text:p>
      <text:p text:style-name="P4"><text:tab/>•<text:tab/>Correction de l’entité bombe en « No Blocker » sinon le personnage ne peut plus bouger (Aymeric)</text:p>
      <text:p text:style-name="P4"><text:tab/>•<text:tab/>Factorisation de la classe Level, suppression d’attributs inutiles (Aymeric)</text:p>
      <text:p text:style-name="P4"><text:tab/>• <text:s/>Modification de la classe Player pour gérer le nombre de bombes que le joueur est autorisé à poser (Aymeric, Jeremy)</text:p>
      <text:p text:style-name="P4"><text:tab/>•<text:tab/>Suppression méthode inutile dropBomb dans la classe bomb (Jeremy)</text:p>
      <text:p text:style-name="P4"><text:tab/>• <text:s/>Ajout d'images de flammes en 32x32 pour l'explosion des bombes (Jeremy,Kevin)</text:p>
      <text:p text:style-name="P4">)</text:p>
      <text:p text:style-name="P2">21/01/2016</text:p>
      <text:p text:style-name="P4"><text:tab/>•<text:tab/>Création de la classe bombTimer, voir lequel choisir avec celui d’Aymeric (Pierre, Jeremy)</text:p>
      <text:p text:style-name="P4"><text:tab/>•<text:tab/>Correction de petites erreurs dans la classe Player (méthode getKeyboard, declarations d’attributs et suppression « d’import » inutilisés) (Charles)</text:p>
      <text:list xml:id="list224746766756560" text:style-name="L1">
        <text:list-item>
          <text:p text:style-name="P7"><text:soft-page-break/>Rename BombExplosion en Flame et premier tests d’affichage des flammes (Pierre,Jeremy,Aymeric)</text:p>
        </text:list-item>
        <text:list-item>
          <text:p text:style-name="P7">Création méthodes pour créer le bon nombre de flammes dans toutes les directions (Pierre,Jeremy)</text:p>
        </text:list-item>
        <text:list-item>
          <text:p text:style-name="P7">Affichage du sprite de la méthode kill (Pierre)</text:p>
        </text:list-item>
        <text:list-item>
          <text:p text:style-name="P7">Ajout d’un get et set pour modifier et accéder au nombre de bombes disponibles. (Charles)</text:p>
        </text:list-item>
        <text:list-item>
          <text:p text:style-name="P7">Ecriture des tests pour les methodes getBoundingBox, getKeyboard, dropBomb, addBomb, getAuthorizedBombs et setAuthorizedBombs de la classe Player.java. (Charles)</text:p>
        </text:list-item>
        <text:list-item>
          <text:p text:style-name="P7">Ecriture des tests pour la classe abstraite Bonus.java. (Charles)</text:p>
        </text:list-item>
        <text:list-item>
          <text:p text:style-name="P7">Ajout des getters dans la classe Level.java ainsi que l’écriture des tests de createPlayer (Exception inclus) et init. (Charles)</text:p>
        </text:list-item>
        <text:list-item>
          <text:p text:style-name="P7">Refactoring de la classe de test NoMovableEntityTest.java avec un @Before et écriture de la méthode de test pour getPosition. (Charles)</text:p>
        </text:list-item>
        <text:list-item>
          <text:p text:style-name="P7">Recherche de modification sur le framework (instance of dans la classe GameUniverseDefault) (Jeremy)</text:p>
        </text:list-item>
      </text:list>
      <text:p text:style-name="P2"/>
      <text:p text:style-name="P2">22/01/2016</text:p>
      <text:p text:style-name="P4"><text:tab/>•<text:tab/>Suppression des fichiers inutiles et de tests. (Kévin, Charles)</text:p>
      <text:p text:style-name="P4"><text:tab/>•<text:tab/>Disparition de la bombe une fois qu'elle explose + ajout d'une nouvelle bombe disponible (Pierre, Jérémy)</text:p>
      <text:p text:style-name="P4"><text:tab/>•<text:tab/>Suppression des flammes après le temps de l'explosion(Pierre, Jeremy)</text:p>
      <text:p text:style-name="P4"><text:tab/>•<text:tab/>Ajouts de commentaires. (Kévin, Charles)</text:p>
      <text:p text:style-name="P4"><text:tab/>•<text:tab/>Correction de tests et de petits bugs. (Charles, Kévin)</text:p>
      <text:p text:style-name="P4"><text:tab/>•<text:tab/>Changement dans la méthode addGameEntity. (Aymeric)</text:p>
      <text:p text:style-name="P4"><text:tab/>•<text:tab/>Tuer un jouer avec une Flame. (Aymeric)</text:p>
      <text:p text:style-name="P4"><text:tab/>•<text:tab/>Destruction de la boite avec une Flame (Jérémy, Aymeric)</text:p>
      <text:p text:style-name="P4"><text:tab/>•<text:tab/>Ajout des méthodes de tests createOverlapRulesApplierTest dans BombermanConfiguration.java et getBoundingBoxes dans Flame.java.(Charles)</text:p>
      <text:p text:style-name="P4"><text:tab/>•<text:tab/>Factorisation de la classe Box, Entity, Player, TestEntity et du format. (Aymeric)</text:p>
      <text:p text:style-name="P4"/>
      <text:p text:style-name="P4">23/01/2016</text:p>
      <text:p text:style-name="P4"><text:tab/>•<text:tab/>Changement dans la configuration des Entity tests et suppression de méthodes inutiles. (Aymeric)</text:p>
      <text:p text:style-name="P4"><text:tab/>•<text:tab/>Création et Ajout des bonus dans le jeu (BombRadiusBonus et BombBonus) (Aymeric,Jeremy)</text:p>
      <text:p text:style-name="P4"><text:tab/>•<text:tab/>Ajout et retouche de l’image pour les Bonus. (Aymeric, Charles)</text:p>
      <text:p text:style-name="P4"><text:tab/>•<text:tab/>Changement dans les commentaires. (Charles)</text:p>
      <text:p text:style-name="P4"><text:tab/>•<text:tab/>Suppression d’import inutiles et d’attribut inutiles. (Charles)</text:p>
      <text:p text:style-name="P4"><text:tab/>•<text:tab/>Ajout de la méthode de test increaseBombRadiusTest dans PlayerTest.java, ajout de la méthode de test de effect dans BombBonusTest puis creation et test de la méthode BombRadiusBonusTest. (Charles)</text:p>
      <text:p text:style-name="P4"><text:tab/>•<text:tab/>Ajout de 2 getters dans la classe Player.java. (Charles)</text:p>
      <text:p text:style-name="P4"><text:soft-page-break/><text:tab/>•<text:tab/>Tentative de factorisation en passant Bonus en interface mais problème avec overlapRule =&gt; Bonus reste une classe abstraite (Aymeric,Jérémy)</text:p>
      <text:p text:style-name="P4"><text:tab/>•<text:tab/>Création de méthodes pour bloquer les flammes après avoir cassé une caisse et aux murs : ne fonctionne pas (Jérémy)</text:p>
      <text:p text:style-name="P4"/>
      <text:p text:style-name="P4">24/01/2016</text:p>
      <text:p text:style-name="P4"><text:tab/>•<text:tab/>Ajout d'un bonus qui tue le joueur le ramassant (Jérémy)</text:p>
      <text:p text:style-name="P4"><text:tab/>•<text:tab/>Ajout de la javadoc pour tous les bonus (Jérémy)</text:p>
      <text:p text:style-name="P4"><text:tab/>•<text:tab/>Création de tests pour le nouveau bonus (Jérémy)</text:p>
      <text:p text:style-name="P4"><text:tab/>•<text:tab/>Corrections des Tests suite au changement d’arborescence (Charles)</text:p>
      <text:p text:style-name="P4"><text:tab/>•<text:tab/>Tentative de fix sur la pauses de plusieurs bombes en même temps (Equipe)</text:p>
      <text:p text:style-name="P4"><text:tab/>•<text:tab/>Réorganisation complètes des flammes en différentes classes (Aymeric)</text:p>
      <text:p text:style-name="P4"/>
      <text:p text:style-name="P4">25/01/2016</text:p>
      <text:p text:style-name="P4"><text:tab/>•<text:tab/>Création de l’UML de notre jeu via GenMyModel. (Equipe)</text:p>
      <text:p text:style-name="P4"><text:tab/>•<text:tab/>Factorisation des Walls dans Universe.java. (Aymeric)</text:p>
      <text:p text:style-name="P4"><text:tab/>•<text:tab/>Création de Mocks et mise a jour des tests d’Entity.(Aymeric)</text:p>
      <text:p text:style-name="P4"><text:tab/>•<text:tab/>Changement de variables(passage en final) et de package (Aymeric)</text:p>
      <text:p text:style-name="P4"><text:tab/>•<text:tab/>Test de l’exception dans la fonction killed et de la méthode isAlive de la classe Player.java (Charles)</text:p>
      <text:p text:style-name="P4"><text:tab/>•<text:tab/>Création des tests pour la classe BombermanRulesApplier.java (Charles)</text:p>
      <text:p text:style-name="P4"><text:tab/>•<text:tab/>Ajout de commentaires pour tous les constructeurs et les méthodes restantes et suppression d’imports superflus (Charles).</text:p>
      <text:p text:style-name="P4"/>
      <text:p text:style-name="P4">26/01/2016</text:p>
      <text:p text:style-name="P4"><text:tab/>•<text:tab/>Suppression des règles overlapRule pour flame et bomb car inutiles. Ainsi que overlapRule pour box et centerFlame, également inutile. + correction de la javadoc pour tout le package game (Jérémy)</text:p>
      <text:p text:style-name="P4"><text:tab/>•<text:tab/>Suppression du paramètre nbLife qui était toujours appelé avec 1 pour le constructeur de la configuration du jeu et ajout de ce 1 dans le super du constructeur. (Jérémy)</text:p>
      <text:p text:style-name="P4"><text:tab/>•<text:tab/>Correction de la javadoc pour la classe Player. (Jérémy)</text:p>
      <text:p text:style-name="P4"/>
      <text:p text:style-name="P4">28/01/2016</text:p>
      <text:p text:style-name="P4"><text:tab/>•<text:tab/>Correction bug d’affichage de la flamme centrale lors de l’explosion de la bombe (Kévin, Charles)</text:p>
      <text:p text:style-name="P4"><text:tab/>•<text:tab/>Ajout d’une méthode de test pour la fonction end de la classe BombermanLevel (Kévin, Charles)</text:p>
      <text:p text:style-name="P4"><text:tab/>•<text:tab/>Changement du constructeur de la classe Player, ajout d’un url pour mettre différents sprite au différents player (Kévin)</text:p>
      <text:p text:style-name="P4"><text:tab/>•<text:tab/>Correction des tests suite a un changement de constructeur de la classe Player (Charles)</text:p>
      <text:p text:style-name="P4"><text:tab/>•<text:tab/>Correction du bug de la méthode explode de Bomb.java (Aymeric)</text:p>
      <text:p text:style-name="P4"><text:tab/>•<text:tab/>Ajout des dernières méthodes de tests pour la classe BombermanRulesApplier.java (Charles)</text:p>
      <text:p text:style-name="P4"><text:soft-page-break/></text:p>
      <text:p text:style-name="P4">29/01/2016</text:p>
      <text:p text:style-name="P4"><text:tab/>• <text:tab/>Ajout des sprites corrigés et de la possibilité d'avoir 4 joueurs. (Kévin)</text:p>
      <text:p text:style-name="P4"><text:tab/>• <text:tab/>Ré-ajout des méthodes supprimés précedement dans <text:s/>BombermanRulesApplier.java (Pierre)</text:p>
      <text:p text:style-name="P4"><text:tab/>•<text:tab/>Correction de la possibilité de poser des bombes infiniments. (Jérémy)</text:p>
      <text:p text:style-name="P4"><text:tab/>• <text:tab/>Correction des tests dans BombermanRulesApplierTest.java et création de la classe MockBox dans les tests et suppression des getters inutiles. (Charles)</text:p>
      <text:p text:style-name="P4"><text:tab/>• <text:tab/>Ajout du README sur Github. (Kévin)</text:p>
      <text:p text:style-name="P4"><text:tab/>• <text:tab/>Mise à jour vers Maven et ses problèmes corrigés. (Aymeric)</text:p>
      <text:p text:style-name="P5"><text:tab/>• <text:tab/>Amélioration des tests dans BombermanLevelTest (Charles)</text:p>
      <text:p text:style-name="P5"><text:tab/>• <text:tab/>Suppression de BombermanUniverse (Aymeric)</text:p>
      <text:p text:style-name="P5"><text:tab/>• <text:s/><text:span text:style-name="T1">Ajout d'un message de type pop up lors de la fin d'une partie pour indiquer le score (Aymeric,Jérémy)</text:span></text:p>
      <text:p text:style-name="P5"/>
      <text:p text:style-name="P5">30/01/2016</text:p>
      <text:p text:style-name="P5"><text:tab/>• <text:tab/>Suppression de BombermanUniverseViewPort (Aymeric)</text:p>
      <text:p text:style-name="P5"><text:tab/>• <text:tab/>Meilleur gestion du keyboard pour les joueurs (Aymeric)</text:p>
      <text:p text:style-name="P5"><text:tab/>• <text:tab/>Mise a jour des tests (Aymeric)</text:p>
      <text:p text:style-name="P5"/>
      <text:p text:style-name="P5">31/01/2016</text:p>
      <text:p text:style-name="P5"><text:tab/>• <text:tab/>Recherche d’une solution pour factoriser le code des classes MovableEntity et NoMovableEntity mais nous faisons face à un problème d’héritage. (Aymeric, Jérémy, Charles)</text:p>
      <text:p text:style-name="P5"><text:tab/>• <text:tab/>Remise en forme,création et correction de tous les commentaires dans le jeu (Charles, Jérémy)</text:p>
      <text:p text:style-name="P4"/>
      <text:p text:style-name="P6">Contributions:</text:p>
      <text:p text:style-name="P1"/>
      <text:p text:style-name="P6">Apprentissages:</text:p>
      <text:p text:style-name="P1"/>
      <text:p text:style-name="P1">04/01/2016</text:p>
      <text:list xml:id="list224747117473974" text:style-name="L1">
        <text:list-item>
          <text:p text:style-name="P7">Utilisation de GitHub pour la mise à jour du travail, l’envoie de pull requests…</text:p>
        </text:list-item>
        <text:list-item>
          <text:p text:style-name="P7">Installation proxy pour Maven, et utilisation de ce dernier</text:p>
        </text:list-item>
      </text:list>
      <text:p text:style-name="P1"/>
      <text:p text:style-name="P1">06/01/2016</text:p>
      <text:list xml:id="list224746408735577" text:style-name="L1">
        <text:list-item>
          <text:p text:style-name="P7">Envoyer un commit sur une pull request déjà existante</text:p>
        </text:list-item>
      </text:list>
      <text:p text:style-name="P1"/>
      <text:p text:style-name="P1">07/01/2016</text:p>
      <text:list xml:id="list224746866151167" text:style-name="L1">
        <text:list-item>
          <text:p text:style-name="P7">Fusionner 2 (ou plusieurs) commits</text:p>
        </text:list-item>
        <text:list-item>
          <text:p text:style-name="P7">Séparer un commit en 2 (ou plusieurs) commits</text:p>
        </text:list-item>
        <text:list-item>
          <text:p text:style-name="P7">Supprimer un commit</text:p>
        </text:list-item>
      </text:list>
      <text:p text:style-name="P1"/>
      <text:p text:style-name="P1">08/01/2016</text:p>
      <text:list xml:id="list224748490573123" text:style-name="L1">
        <text:list-item>
          <text:p text:style-name="P7">Retirer un commit d'une branche pour le déposer sur une autre</text:p>
        </text:list-item>
        <text:list-item>
          <text:p text:style-name="P7"><text:soft-page-break/>Mettre a jour son Fork à partir de la branche master</text:p>
        </text:list-item>
      </text:list>
      <text:p text:style-name="P2"/>
      <text:p text:style-name="P2">11/01/2016</text:p>
      <text:list xml:id="list224747966088483" text:style-name="L1">
        <text:list-item>
          <text:p text:style-name="P7">Proposer une modification de notre projet de jeu par la création d’une nouvelle branche</text:p>
        </text:list-item>
      </text:list>
      <text:p text:style-name="P1"/>
      <text:p text:style-name="P6">Pull Requests:</text:p>
      <text:p text:style-name="P1"/>
      <text:p text:style-name="P1">04/01/2016</text:p>
      <text:list xml:id="list224747859867461" text:style-name="L1">
        <text:list-item>
          <text:p text:style-name="P7"><text:a xlink:type="simple" xlink:href="https://github.com/DamienCassou/lille-game-framework/pull/67">#67</text:a> modifications of polygon creation (Accepté le 04/01/2016) </text:p>
        </text:list-item>
      </text:list>
      <text:p text:style-name="P1"/>
      <text:p text:style-name="P1">05/01/2016</text:p>
      <text:list xml:id="list224748421105556" text:style-name="L1">
        <text:list-item>
          <text:p text:style-name="P7"><text:a xlink:type="simple" xlink:href="https://github.com/DamienCassou/lille-game-framework/pull/70">#70</text:a> eliminates code duplication between 'applySpecificOverlapRule' and 'reverseParameters' (Accepté le 08/01/2016)</text:p>
        </text:list-item>
        <text:list-item>
          <text:p text:style-name="P7"><text:a xlink:type="simple" xlink:href="https://github.com/DamienCassou/lille-game-framework/pull/72">#72</text:a> Removing instance of in function addOverlappable and removeOverlappable (Accepté le 10/01/2016)</text:p>
        </text:list-item>
      </text:list>
      <text:p text:style-name="P1"/>
      <text:p text:style-name="P1">06/01/2016</text:p>
      <text:list xml:id="list224746954921718" text:style-name="L1">
        <text:list-item>
          <text:p text:style-name="P7"><text:a xlink:type="simple" xlink:href="https://github.com/DamienCassou/lille-game-framework/pull/74">#74</text:a> heritage test MoveStrategyKeyboard (Accepté le 13/01/2016)</text:p>
        </text:list-item>
        <text:list-item>
          <text:p text:style-name="P7"><text:a xlink:type="simple" xlink:href="https://github.com/DamienCassou/lille-game-framework/pull/77">#77</text:a> Adding the test for getDriver and setSpeedVector (Accepté le 08/01/2016)</text:p>
        </text:list-item>
      </text:list>
      <text:p text:style-name="P1"/>
      <text:p text:style-name="P1">07/01/2016</text:p>
      <text:list xml:id="list224747540414107" text:style-name="L1">
        <text:list-item>
          <text:p text:style-name="P7"><text:a xlink:type="simple" xlink:href="https://github.com/DamienCassou/lille-game-framework/pull/78">#78</text:a> Adding and improving tests in gameConfigurationTest.java (Accepté le 13/01/2016)</text:p>
        </text:list-item>
      </text:list>
      <text:p text:style-name="P1"/>
      <text:p text:style-name="P1">08/01/2016</text:p>
      <text:list xml:id="list224748121672490" text:style-name="L1">
        <text:list-item>
          <text:p text:style-name="P7"><text:a xlink:type="simple" xlink:href="https://github.com/DamienCassou/lille-game-framework/pull/83">#83</text:a> fix bug of MoveStrategyKeyboard8Dir (Accepté le 12/01/2016)</text:p>
        </text:list-item>
      </text:list>
      <text:p text:style-name="P1"/>
      <text:p text:style-name="P1">13/01/2016</text:p>
      <text:list xml:id="list224747839247045" text:style-name="L1">
        <text:list-item>
          <text:p text:style-name="P7"><text:a xlink:type="simple" xlink:href="https://github.com/DamienCassou/lille-game-framework/pull/87">#87</text:a> add test in MoveStrategyKeyboardTest and fix bug (Accepté le 13/01/2016)</text:p>
        </text:list-item>
      </text:list>
      <text:p text:style-name="P4"/>
      <text:p text:style-name="P4">15/01/2016</text:p>
      <text:list xml:id="list224747081150820" text:style-name="L1">
        <text:list-item>
          <text:p text:style-name="P7"><text:a xlink:type="simple" xlink:href="https://github.com/DamienCassou/lille-game-framework/pull/89">#89</text:a> Delete a deprecated constructor (Accepté le 15/01/2016)</text:p>
        </text:list-item>
        <text:list-item>
          <text:p text:style-name="P7"><text:a xlink:type="simple" xlink:href="https://github.com/DamienCassou/lille-game-framework/pull/103">#103</text:a> Adding test in Overlap.java and factorize the code with an @Before (Refusée le 20/01/2016)</text:p>
        </text:list-item>
        <text:list-item>
          <text:p text:style-name="P7"><text:a xlink:type="simple" xlink:href="https://github.com/DamienCassou/lille-game-framework/pull/105">#105</text:a> Adding a missing @Test in the function goodspeed in class MoveStrategyStraightLineTest (Accepté le 20/01/2016)</text:p>
        </text:list-item>
        <text:list-item>
          <text:p text:style-name="P7"><text:a xlink:type="simple" xlink:href="https://github.com/DamienCassou/lille-game-framework/pull/107">#107</text:a> Adding test in class MoveStrategyRandomTest.java to catch an exception (Accepté le 20/01/2016)</text:p>
        </text:list-item>
      </text:list>
      <text:p text:style-name="P4"/>
      <text:p text:style-name="P4">18/01/2016</text:p>
      <text:list xml:id="list224748245909056" text:style-name="L1">
        <text:list-item>
          <text:p text:style-name="P7"><text:a xlink:type="simple" xlink:href="https://github.com/DamienCassou/lille-game-framework/pull/112">#112</text:a> <text:s/>possibility to change the keys (En cours)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Hequette Pierre</meta:initial-creator>
    <dc:date>2016-01-31T22:48:54.388790346</dc:date>
    <meta:editing-duration>P0D</meta:editing-duration>
    <meta:editing-cycles>1</meta:editing-cycles>
    <meta:document-statistic meta:table-count="0" meta:image-count="0" meta:object-count="0" meta:page-count="8" meta:paragraph-count="220" meta:word-count="2401" meta:character-count="15744" meta:non-whitespace-character-count="13571"/>
  </office:meta>
</office:document-meta>
</file>